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69H31M32.670051S" calcext:value-type="time">
            <text:p>1269:3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4H54M23.561S" calcext:value-type="time">
            <text:p>04:54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29H35M58.046S" calcext:value-type="time">
            <text:p>29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2]-[.B242] &gt; 0; [.C242]-[.B2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2]-[.F242] &gt; 0; [.G242]-[.F242]; 0)" office:value-type="time" office:time-value="PT00H00M00S" calcext:value-type="time">
            <text:p>00:00</text:p>
          </table:table-cell>
          <table:table-cell table:formula="of:=[.D242]+[.H2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08:03:28.3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6T14:43:38.143000000</dc:date>
    <meta:editing-duration>P56DT5H34M10S</meta:editing-duration>
    <meta:editing-cycles>1480</meta:editing-cycles>
    <meta:generator>LibreOffice/7.2.6.2$Windows_X86_64 LibreOffice_project/b0ec3a565991f7569a5a7f5d24fed7f52653d754</meta:generator>
    <dc:creator>Benjamin Laws</dc:creator>
    <meta:document-statistic meta:table-count="2" meta:cell-count="1806" meta:object-count="0"/>
  </office:meta>
</office:document-meta>
</file>